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Neue" svg:font-family="HelveticaNeue"/>
    <style:font-face style:name="TimesNewRomanPS" svg:font-family="TimesNewRomanP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weight="normal" officeooo:paragraph-rsid="001c94a7" style:font-weight-asian="normal" style:font-weight-complex="normal"/>
    </style:style>
    <style:style style:name="P4" style:family="paragraph" style:parent-style-name="Standard">
      <style:paragraph-properties fo:text-align="start" style:justify-single-word="false"/>
      <style:text-properties fo:font-weight="normal" officeooo:rsid="001c94a7" officeooo:paragraph-rsid="001c94a7" style:font-weight-asian="normal" style:font-weight-complex="normal"/>
    </style:style>
    <style:style style:name="P5" style:family="paragraph" style:parent-style-name="Standard">
      <style:paragraph-properties fo:text-align="start" style:justify-single-word="false"/>
      <style:text-properties fo:font-weight="normal" officeooo:rsid="001c94a7" officeooo:paragraph-rsid="001c94a7" fo:background-color="#ffffff" style:font-weight-asian="normal" style:font-weight-complex="normal"/>
    </style:style>
    <style:style style:name="P6" style:family="paragraph" style:parent-style-name="Standard">
      <style:paragraph-properties fo:text-align="start" style:justify-single-word="false"/>
      <style:text-properties officeooo:paragraph-rsid="001db7cf"/>
    </style:style>
    <style:style style:name="P7" style:family="paragraph" style:parent-style-name="Standard">
      <style:paragraph-properties fo:text-align="start" style:justify-single-word="false"/>
      <style:text-properties fo:color="#800000" fo:font-weight="normal" officeooo:rsid="001db7cf" officeooo:paragraph-rsid="001db7cf" fo:background-color="#ffff00" style:font-weight-asian="normal" style:font-weight-complex="normal"/>
    </style:style>
    <style:style style:name="P8" style:family="paragraph" style:parent-style-name="Standard">
      <style:paragraph-properties fo:text-align="start" style:justify-single-word="false"/>
      <style:text-properties fo:color="#000000" fo:font-weight="normal" officeooo:rsid="001db7cf" officeooo:paragraph-rsid="001db7cf" fo:background-color="transparent" style:font-weight-asian="normal" style:font-weight-complex="normal"/>
    </style:style>
    <style:style style:name="P9" style:family="paragraph" style:parent-style-name="Standard">
      <style:paragraph-properties fo:text-align="start" style:justify-single-word="false"/>
      <style:text-properties officeooo:rsid="001e87c2" officeooo:paragraph-rsid="001e87c2"/>
    </style:style>
    <style:style style:name="P10" style:family="paragraph" style:parent-style-name="Standard">
      <style:paragraph-properties fo:text-align="start" style:justify-single-word="false"/>
      <style:text-properties officeooo:rsid="001faf4d" officeooo:paragraph-rsid="001faf4d"/>
    </style:style>
    <style:style style:name="P11" style:family="paragraph" style:parent-style-name="Text_20_body">
      <style:paragraph-properties fo:text-align="start" style:justify-single-word="false"/>
      <style:text-properties officeooo:rsid="001faf4d" officeooo:paragraph-rsid="001faf4d"/>
    </style:style>
    <style:style style:name="T1" style:family="text">
      <style:text-properties officeooo:rsid="001c94a7"/>
    </style:style>
    <style:style style:name="T2" style:family="text">
      <style:text-properties officeooo:rsid="001c94a7" fo:background-color="#ffff00" loext:char-shading-value="0"/>
    </style:style>
    <style:style style:name="T3" style:family="text">
      <style:text-properties fo:background-color="#ffffff" loext:char-shading-value="0"/>
    </style:style>
    <style:style style:name="T4" style:family="text">
      <style:text-properties fo:color="#000000" fo:font-weight="normal" officeooo:rsid="001db7cf" fo:background-color="transparent" loext:char-shading-value="0" style:font-weight-asian="normal" style:font-weight-complex="normal"/>
    </style:style>
    <style:style style:name="T5" style:family="text">
      <style:text-properties fo:background-color="transparent" loext:char-shading-value="0"/>
    </style:style>
    <style:style style:name="T6" style:family="text">
      <style:text-properties officeooo:rsid="001e87c2" fo:background-color="transparent" loext:char-shading-value="0"/>
    </style:style>
    <style:style style:name="T7" style:family="text">
      <style:text-properties style:font-name="TimesNewRomanPS" fo:font-size="10pt" fo:background-color="transparent" loext:char-shading-value="0"/>
    </style:style>
    <style:style style:name="T8" style:family="text">
      <style:text-properties style:font-name="TimesNewRomanPS" fo:font-size="10pt" fo:font-style="italic" fo:background-color="transparent" loext:char-shading-value="0"/>
    </style:style>
    <style:style style:name="T9" style:family="text">
      <style:text-properties style:font-name="TimesNewRomanPS" fo:font-size="6pt" fo:background-color="transparent" loext:char-shading-value="0"/>
    </style:style>
    <style:style style:name="T10" style:family="text">
      <style:text-properties style:font-name="HelveticaNeue" fo:font-size="9pt" fo:font-weight="bold"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hapter: 05</text:span></text:p>
      <text:p text:style-name="P2"/>
      <text:p text:style-name="P4"><text:span text:style-name="T3">Social Obligation:</text:span> </text:p>
      <text:p text:style-name="P4">Obligation means: Something that you can do just because of law, rules and promises etc.</text:p>
      <text:p text:style-name="P4">Other from book slide.</text:p>
      <text:p text:style-name="P4"/>
      <text:p text:style-name="P4">Organization should socially Involved?</text:p>
      <text:p text:style-name="P3"><text:span text:style-name="T1">Ans: Numerous studies have examined whether social involvement affects a company’s economic performance. </text:span><text:span text:style-name="T2">Although most found a small positive relationship, no generalizable conclusions can be made because these studies have shown that relationship is affected by various contextual factors such as firm size, industry, economic conditions, and regulatory environment. Another concern was causation. If a study showed that social involvement and economic performance were positively related, this correlation didn’t necessarily mean that social involvement caused higher economic performance. It could simply mean that high profits afforded companies the “luxury” of being socially involved. Such methodological concerns can’t be taken lightly. In fact, one study found that if the flawed empirical analyses in these studies were “corrected,” social responsibility had a neutral impact on a company’s financial performance. </text:span><text:span text:style-name="T1">Another found that participating in social issues not related to the organization’s primary stake- holders was negatively associated with shareholder value.</text:span><text:span text:style-name="T2">A re-analysis of several studies concluded that managers can afford to be (and should be) socially responsible.</text:span></text:p>
      <text:p text:style-name="P3"><text:span text:style-name="T2"/></text:p>
      <text:p text:style-name="P5">Q2: Conclusion from Social importance and economic performance?</text:p>
      <text:p text:style-name="P5">Ans: Another way to view social involvement and economic performance is by looking at so- cially responsible investing (SRI) funds, which provide a way for individual investors to support socially responsible companies.Typically, these funds use some type of social screening; that is, they apply social and environmental criteria to investment decisions. For instance, SRI funds usually will not invest in companies that are involved in liquor, gambling, tobacco, nuclear power, weapons, price fixing, fraud, or in companies that have poor product safety, employee relations, and environmental track records. The number of socially screened mutual funds has grown from 55 to 260 and as- sets in these funds have grown to more than $2.7 trillion—about 11 percent of total assets in managed funds in the United States.19 But more important than the total amount invested in these funds is that the Social Investment Forum reports that the performance of most SRI funds is comparable to that of non-SRI funds.20So, what can we conclude about social involvement and economic performance? It ap- pears that a company’s social actions don’t hurt its economic performance. Given political and societal pressures to be socially involved, managers probably need to take social issues and goals into consideration as they plan, organize, lead, and control.</text:p>
      <text:p text:style-name="P5"/>
      <text:p text:style-name="P7">5.2 Green Management:</text:p>
      <text:p text:style-name="P7"/>
      <text:p text:style-name="P8">What is Green Management?</text:p>
      <text:p text:style-name="P6"><text:span text:style-name="T4">Ans: Green Management is an initiative aiming at continuously improving the foundation of environmental management, such as the development of personnel responsible for environmental activities, environ</text:span><text:span text:style-name="T5">mental management systems, and environmental communication as well as conservation of </text:span><text:span text:style-name="T6">reduce pollution, and wastage.</text:span></text:p>
      <text:p text:style-name="P6"><text:span text:style-name="T6"/></text:p>
      <text:p text:style-name="P9"><text:span text:style-name="T5">StakeHolders: Stakeholder management is a critical component to the successful delivery of any project, programme or activity. A stakeholder is any individual, group or organization that can affect, be affected by, or perceive itself to be affected by a programme.</text:span></text:p>
      <text:p text:style-name="P9"><text:span text:style-name="T5">Like: Customer, Employee, Suppliers etc.</text:span></text:p>
      <text:p text:style-name="P9"><text:span text:style-name="T5"/></text:p>
      <text:p text:style-name="P9"><text:span text:style-name="T5">Market Approach: What is key roll of Market. Answer is customers</text:span></text:p>
      <text:p text:style-name="P10"><text:soft-page-break/><text:span text:style-name="T5">Ethics:</text:span></text:p>
      <text:p text:style-name="P11"><text:span text:style-name="T7">Two individual characteristics—values and personality— play a role in determining whether a person behaves ethically. Each person comes to an organization with a relatively entrenched set of personal </text:span><text:span text:style-name="T10">values</text:span><text:span text:style-name="T7">, which represent basic convictions about what is right and wrong. Our values develop from a young age based on what we see and hear from parents, teachers, friends, and others. Thus, employees in the same organization often possess very different values.</text:span><text:span text:style-name="T9">34 </text:span></text:p>
      <text:p text:style-name="P11"><text:span text:style-name="T7">ego strength and locus of control. </text:span><text:span text:style-name="T10">Ego strength </text:span><text:span text:style-name="T7">measures the strength of a person’s convictions. People with high ego strength are likely to resist impulses to act unethically and instead follow their convictions. That is, individuals high in ego strength are more likely to do what they think is right and be more consistent in their moral judgments and actions than those with low ego strength. </text:span></text:p>
      <text:p text:style-name="P10"><text:span text:style-name="T5"/></text:p>
      <text:p text:style-name="P11"><text:span text:style-name="T10">Locus of control </text:span><text:span text:style-name="T7">is the degree to which people believe they control their own fate. People with an </text:span><text:span text:style-name="T8">internal </text:span><text:span text:style-name="T7">locus of control believe they control their own destinies. They’re more likely to take responsibility for consequences and rely on their own internal standards of right and wrong to guide their behavior. They’re also more likely to be consistent in their moral judgments and actions. People with an </text:span><text:span text:style-name="T8">external </text:span><text:span text:style-name="T7">locus believe what happens to them is due to luck or chance. They’re less likely to take personal responsibility for the conse- quences of their behavior and more likely to rely on external forces.</text:span><text:span text:style-name="T9">35 </text:span></text:p>
      <text:p text:style-name="P10"><text:span text:style-name="T5"/></text:p>
      <text:p text:style-name="P10"><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Neue" svg:font-family="HelveticaNeue"/>
    <style:font-face style:name="TimesNewRomanPS" svg:font-family="TimesNewRomanP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8T23:01:16.498150000</meta:creation-date>
    <dc:date>2017-03-29T00:11:10.085907000</dc:date>
    <meta:editing-duration>PT19M12S</meta:editing-duration>
    <meta:editing-cycles>2</meta:editing-cycles>
    <meta:generator>LibreOffice/5.2.0.4$MacOSX_X86_64 LibreOffice_project/066b007f5ebcc236395c7d282ba488bca6720265</meta:generator>
    <meta:document-statistic meta:table-count="0" meta:image-count="0" meta:object-count="0" meta:page-count="2" meta:paragraph-count="18" meta:word-count="752" meta:character-count="4995" meta:non-whitespace-character-count="4259"/>
  </office:meta>
</office:document-meta>
</file>